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778cm" svg:height="8.312cm" svg:x="0.5cm" svg:y="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9-07-08T19:19:02.593872718</dc:date>
    <meta:editing-duration>PT4M15S</meta:editing-duration>
    <meta:editing-cycles>20</meta:editing-cycles>
    <meta:generator>LibreOffice/6.0.7.3$Linux_X86_64 LibreOffice_project/00m0$Build-3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79cm" svg:height="8.313cm" xlink:href="." xlink:type="simple" chart:class="chart:scatter" chart:style-name="ch1">
        <chart:plot-area chart:style-name="ch2" chart:data-source-has-labels="both" svg:x="0.295cm" svg:y="0.166cm" svg:width="14.189cm" svg:height="7.981cm">
          <chartooo:coordinate-region svg:x="0.837cm" svg:y="0.365cm" svg:width="13.553cm" svg:height="7.583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497379774329709">
                <text:p>-0.4973797743297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0.96350734820343">
                <text:p>-0.963507348203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97379774329711">
                <text:p>0.4973797743297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6">
                <text:p>6.12323399573677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49737977432971">
                <text:p>-0.497379774329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250666467128608">
                <text:p>-0.2506664671286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250666467128606">
                <text:p>0.2506664671286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736249105369354">
                <text:p>0.7362491053693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963507348203433">
                <text:p>0.9635073482034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497379774329711">
                <text:p>0.4973797743297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.10218211923262E-015">
                <text:p>1.10218211923262E-0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497379774329709">
                <text:p>-0.4973797743297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.17557050458494">
                <text:p>-1.175570504584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.250666467128612">
                <text:p>-0.2506664671286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250666467128602">
                <text:p>0.2506664671286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736249105369361">
                <text:p>0.7362491053693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963507348203436">
                <text:p>0.9635073482034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497379774329705">
                <text:p>0.4973797743297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1.96067283990894E-015">
                <text:p>-1.96067283990894E-0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497379774329709">
                <text:p>-0.4973797743297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963507348203427">
                <text:p>-0.9635073482034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.36909421185737">
                <text:p>-1.369094211857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1.17557050458494">
                <text:p>-1.175570504584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736249105369357">
                <text:p>-0.7362491053693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250666467128612">
                <text:p>-0.2506664671286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250666467128602">
                <text:p>0.2506664671286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73624910536936">
                <text:p>0.736249105369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963507348203437">
                <text:p>0.9635073482034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497379774329705">
                <text:p>0.4973797743297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1.47081412025E-015">
                <text:p>-1.47081412025E-0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0.497379774329708">
                <text:p>-0.4973797743297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0.963507348203427">
                <text:p>-0.9635073482034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1.36909421185737">
                <text:p>-1.369094211857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0.736249105369357">
                <text:p>-0.7362491053693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0.250666467128599">
                <text:p>-0.2506664671285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0.250666467128601">
                <text:p>0.2506664671286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0.73624910536936">
                <text:p>0.736249105369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1.17557050458494">
                <text:p>1.175570504584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0.963507348203437">
                <text:p>0.9635073482034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0.497379774329706">
                <text:p>0.4973797743297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9.80955400591059E-016">
                <text:p>-9.80955400591059E-0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0.497379774329708">
                <text:p>-0.4973797743297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0.963507348203426">
                <text:p>-0.9635073482034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0.736249105369358">
                <text:p>-0.73624910536935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0.250666467128599">
                <text:p>-0.2506664671285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0.250666467128601">
                <text:p>0.2506664671286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0.736249105369359">
                <text:p>0.7362491053693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1.54102648555159">
                <text:p>1.541026485551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.963507348203425">
                <text:p>0.9635073482034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.497379774329706">
                <text:p>0.4973797743297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4.91096680932118E-016">
                <text:p>-4.91096680932118E-0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-0.497379774329707">
                <text:p>-0.4973797743297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-0.963507348203426">
                <text:p>-0.9635073482034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-0.736249105369345">
                <text:p>-0.7362491053693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-0.2506664671286">
                <text:p>-0.25066646712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0.2506664671286">
                <text:p>0.25066646712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0.736249105369359">
                <text:p>0.7362491053693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0.963507348203425">
                <text:p>0.9635073482034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0.497379774329707">
                <text:p>0.4973797743297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-1.23796127317672E-018">
                <text:p>-1.23796127317672E-0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-0.497379774329707">
                <text:p>-0.4973797743297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-0.963507348203425">
                <text:p>-0.9635073482034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-0.736249105369359">
                <text:p>-0.73624910536935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-0.2506664671286">
                <text:p>-0.25066646712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0.2506664671286">
                <text:p>0.250666467128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0.736249105369358">
                <text:p>0.73624910536935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1.54102648555159">
                <text:p>1.541026485551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0.963507348203426">
                <text:p>0.9635073482034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0.497379774329707">
                <text:p>0.49737977432970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4.88620758385765E-016">
                <text:p>4.88620758385765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